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bert Text" svg:font-family="'Albert Text'" style:font-pitch="variable"/>
    <style:font-face style:name="My 70s Ding" svg:font-family="'My 70s D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lbert Text" fo:font-size="40pt" officeooo:rsid="00119a6f" officeooo:paragraph-rsid="00119a6f" style:font-size-asian="35pt" style:font-size-complex="40pt"/>
    </style:style>
    <style:style style:name="T1" style:family="text">
      <style:text-properties style:font-name="My 70s Ding" fo:font-size="54pt" style:font-size-asian="54pt" style:font-size-complex="54pt"/>
    </style:style>
    <style:style style:name="T2" style:family="text">
      <style:text-properties style:font-name="My 70s Ding" fo:font-size="80pt" style:font-size-asian="80pt" style:font-size-complex="80pt"/>
    </style:style>
    <style:style style:name="T3" style:family="text">
      <style:text-properties style:font-name="My 70s Ding" fo:font-size="96pt" style:font-size-asian="96pt" style:font-size-complex="96pt"/>
    </style:style>
    <style:style style:name="T4" style:family="text">
      <style:text-properties style:font-name="My 70s Ding" fo:font-size="88pt" style:font-size-asian="88pt" style:font-size-complex="88pt"/>
    </style:style>
    <style:style style:name="T5" style:family="text">
      <style:text-properties style:font-name="My 70s Ding" fo:font-size="72pt" style:font-size-asian="72pt" style:font-size-complex="72pt"/>
    </style:style>
    <style:style style:name="T6" style:family="text">
      <style:text-properties style:font-name="My 70s Ding" fo:font-size="66pt" style:font-size-asian="66pt" style:font-size-complex="66pt"/>
    </style:style>
    <style:style style:name="T7" style:family="text">
      <style:text-properties style:font-name="My 70s Ding" fo:font-size="60pt" style:font-size-asian="60pt" style:font-size-complex="60pt"/>
    </style:style>
    <style:style style:name="T8" style:family="text">
      <style:text-properties fo:font-size="60pt" style:font-size-asian="60pt" style:font-size-complex="6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pan text:style-name="T8">yamuna King</text:span> <text:span text:style-name="T6">j</text:span> <text:span text:style-name="T8">grow sho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bert Text" svg:font-family="'Albert Text'" style:font-pitch="variable"/>
    <style:font-face style:name="My 70s Ding" svg:font-family="'My 70s D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corpion </meta:initial-creator>
    <meta:creation-date>2016-04-02T16:30:45.015568710</meta:creation-date>
    <dc:date>2016-04-03T00:12:51.345136215</dc:date>
    <dc:creator>Sscorpion </dc:creator>
    <meta:editing-duration>PT19M46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1" meta:word-count="5" meta:character-count="23" meta:non-whitespace-character-count="19"/>
  </office:meta>
</office:document-meta>
</file>